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padding="0.049cm" fo:border="0.002cm solid #e3e3e3"/>
    </style:style>
    <style:style style:name="P2" style:family="paragraph" style:parent-style-name="Text_20_body" style:list-style-name="L1">
      <style:paragraph-properties fo:padding="0.049cm" fo:border="0.002cm solid #e3e3e3"/>
    </style:style>
    <style:style style:name="P3" style:family="paragraph" style:parent-style-name="Text_20_body" style:list-style-name="L2">
      <style:paragraph-properties fo:padding="0.049cm" fo:border="0.002cm solid #e3e3e3"/>
    </style:style>
    <style:style style:name="P4" style:family="paragraph" style:parent-style-name="Text_20_body">
      <style:paragraph-properties fo:margin-top="0cm" fo:margin-bottom="0cm" fo:padding="0.049cm" fo:border="0.002cm solid #e3e3e3"/>
    </style:style>
    <style:style style:name="P5" style:family="paragraph" style:parent-style-name="Text_20_body">
      <style:paragraph-properties fo:margin-top="0cm" fo:margin-bottom="0cm" fo:padding="0.049cm" fo:border="0.035cm solid #000000"/>
    </style:style>
    <style:style style:name="P6" style:family="paragraph" style:parent-style-name="Preformatted_20_Text">
      <style:paragraph-properties fo:margin-top="0cm" fo:margin-bottom="0.499cm" fo:padding="0.049cm" fo:border="0.002cm solid #e3e3e3" style:writing-mode="lr-tb"/>
    </style:style>
    <style:style style:name="P7" style:family="paragraph" style:parent-style-name="Preformatted_20_Text">
      <style:paragraph-properties fo:padding="0.049cm" fo:border="0.002cm solid #e3e3e3"/>
    </style:style>
    <style:style style:name="P8" style:family="paragraph" style:parent-style-name="Preformatted_20_Text">
      <style:paragraph-properties fo:padding="0.049cm" fo:border="0.002cm solid #e3e3e3" style:writing-mode="lr-tb"/>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form:form form:apply-filter="true" form:control-implementation="ooo:com.sun.star.form.component.Form" office:target-frame="" xlink:href="" xlink:type="simple"/>
        <form:form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laro! Vamos a sumergirnos en ese proceso de refactorización y diseño. Comencemos con el código original que no está orientado a objetos y luego lo transformaremos utilizando el patrón de diseño State.</text:p>
      <text:p text:style-name="P1"><text:span text:style-name="Strong_20_Emphasis">Código Original sin enfoque orientado a objetos:</text:span></text:p>
      <text:p text:style-name="P1">Supongamos que tenemos un programa que modela el estado de un motor eléctrico. Aquí tienes una implementación simple en Java:</text:p>
      <text:p text:style-name="P7">java</text:p>
      <text:p text:style-name="P7">Copiar código</text:p>
      <text:p text:style-name="P8"><text:span text:style-name="Source_20_Text">public class ElectricMotor {</text:span></text:p>
      <text:p text:style-name="P8"><text:span text:style-name="Source_20_Text"><text:s text:c="4"/>private static final int STOPPED = 0;</text:span></text:p>
      <text:p text:style-name="P8"><text:span text:style-name="Source_20_Text"><text:s text:c="4"/>private static final int STARTED = 1;</text:span></text:p>
      <text:p text:style-name="P8"><text:span text:style-name="Source_20_Text"><text:s text:c="4"/>private static final int RUNNING = 2;</text:span></text:p>
      <text:p text:style-name="P8"/>
      <text:p text:style-name="P8"><text:span text:style-name="Source_20_Text"><text:s text:c="4"/>private int state;</text:span></text:p>
      <text:p text:style-name="P8"/>
      <text:p text:style-name="P8"><text:span text:style-name="Source_20_Text"><text:s text:c="4"/>public ElectricMotor() {</text:span></text:p>
      <text:p text:style-name="P8"><text:span text:style-name="Source_20_Text"><text:s text:c="8"/>state = STOPPED;</text:span></text:p>
      <text:p text:style-name="P8"><text:span text:style-name="Source_20_Text"><text:s text:c="4"/>}</text:span></text:p>
      <text:p text:style-name="P8"/>
      <text:p text:style-name="P8"><text:span text:style-name="Source_20_Text"><text:s text:c="4"/>public void start() {</text:span></text:p>
      <text:p text:style-name="P8"><text:span text:style-name="Source_20_Text"><text:s text:c="8"/>if (state == STOPPED) {</text:span></text:p>
      <text:p text:style-name="P8"><text:span text:style-name="Source_20_Text"><text:s text:c="12"/>System.out.println("Starting motor...");</text:span></text:p>
      <text:p text:style-name="P8"><text:span text:style-name="Source_20_Text"><text:s text:c="12"/>state = STARTED;</text:span></text:p>
      <text:p text:style-name="P8"><text:span text:style-name="Source_20_Text"><text:s text:c="8"/>} else {</text:span></text:p>
      <text:p text:style-name="P8"><text:span text:style-name="Source_20_Text"><text:s text:c="12"/>System.out.println("Motor is already started.");</text:span></text:p>
      <text:p text:style-name="P8"><text:span text:style-name="Source_20_Text"><text:s text:c="8"/>}</text:span></text:p>
      <text:p text:style-name="P8"><text:span text:style-name="Source_20_Text"><text:s text:c="4"/>}</text:span></text:p>
      <text:p text:style-name="P8"/>
      <text:p text:style-name="P8"><text:span text:style-name="Source_20_Text"><text:s text:c="4"/>public void accelerate() {</text:span></text:p>
      <text:p text:style-name="P8"><text:span text:style-name="Source_20_Text"><text:s text:c="8"/>if (state == STARTED) {</text:span></text:p>
      <text:p text:style-name="P8"><text:span text:style-name="Source_20_Text"><text:s text:c="12"/>System.out.println("Accelerating motor...");</text:span></text:p>
      <text:p text:style-name="P8"><text:span text:style-name="Source_20_Text"><text:s text:c="12"/>state = RUNNING;</text:span></text:p>
      <text:p text:style-name="P8"><text:span text:style-name="Source_20_Text"><text:s text:c="8"/>} else {</text:span></text:p>
      <text:p text:style-name="P8"><text:span text:style-name="Source_20_Text"><text:s text:c="12"/>System.out.println("Motor must be started first.");</text:span></text:p>
      <text:p text:style-name="P8"><text:span text:style-name="Source_20_Text"><text:s text:c="8"/>}</text:span></text:p>
      <text:p text:style-name="P8"><text:span text:style-name="Source_20_Text"><text:s text:c="4"/>}</text:span></text:p>
      <text:p text:style-name="P8"/>
      <text:p text:style-name="P8"><text:span text:style-name="Source_20_Text"><text:s text:c="4"/>public void stop() {</text:span></text:p>
      <text:p text:style-name="P8"><text:span text:style-name="Source_20_Text"><text:s text:c="8"/>if (state == RUNNING) {</text:span></text:p>
      <text:p text:style-name="P8"><text:span text:style-name="Source_20_Text"><text:s text:c="12"/>System.out.println("Stopping motor...");</text:span></text:p>
      <text:p text:style-name="P8"><text:span text:style-name="Source_20_Text"><text:s text:c="12"/>state = STOPPED;</text:span></text:p>
      <text:p text:style-name="P8"><text:span text:style-name="Source_20_Text"><text:s text:c="8"/>} else {</text:span></text:p>
      <text:p text:style-name="P8"><text:span text:style-name="Source_20_Text"><text:s text:c="12"/>System.out.println("Motor is not running.");</text:span></text:p>
      <text:p text:style-name="P8"><text:span text:style-name="Source_20_Text"><text:s text:c="8"/>}</text:span></text:p>
      <text:p text:style-name="P8"><text:span text:style-name="Source_20_Text"><text:s text:c="4"/>}</text:span></text:p>
      <text:p text:style-name="P6"><text:span text:style-name="Source_20_Text">}</text:span></text:p>
      <text:p text:style-name="P1"><text:span text:style-name="Strong_20_Emphasis">Motivación y Desventajas del código sin enfoque orientado a objetos:</text:span></text:p>
      <text:p text:style-name="P1">Este código sin enfoque orientado a objetos presenta varias desventajas:</text:p>
      <text:list xml:id="list1012116013221582608" text:style-name="L1">
        <text:list-item>
          <text:p text:style-name="P2"><text:span text:style-name="Strong_20_Emphasis">Falta de Abstracción:</text:span> El código carece de abstracción, ya que todo está implementado en un solo lugar sin dividirlo en componentes reutilizables.</text:p>
        </text:list-item>
        <text:list-item>
          <text:p text:style-name="P2"><text:span text:style-name="Strong_20_Emphasis">Difícil Mantenimiento:</text:span> Con el crecimiento del programa, el mantenimiento se vuelve complicado. Cualquier cambio en el comportamiento del motor requerirá modificaciones <text:soft-page-break/>directas en las funciones, lo que podría causar efectos secundarios no deseados.</text:p>
        </text:list-item>
        <text:list-item>
          <text:p text:style-name="P2"><text:span text:style-name="Strong_20_Emphasis">Difícil de Extender:</text:span> Agregar nuevas funcionalidades, como un nuevo estado del motor, requerirá cambios significativos en el código existente.</text:p>
        </text:list-item>
      </text:list>
      <text:p text:style-name="P1"><text:span text:style-name="Strong_20_Emphasis">Ventajas del Patrón de Diseño State:</text:span></text:p>
      <text:p text:style-name="P1">El patrón de diseño State aborda estas desventajas al encapsular cada estado del objeto en una clase separada. Aquí está la refactorización utilizando el patrón State:</text:p>
      <text:p text:style-name="P7">java</text:p>
      <text:p text:style-name="P7">Copiar código</text:p>
      <text:p text:style-name="P8"><text:span text:style-name="Source_20_Text">// Interface for all states</text:span></text:p>
      <text:p text:style-name="P8"><text:span text:style-name="Source_20_Text">interface MotorState {</text:span></text:p>
      <text:p text:style-name="P8"><text:span text:style-name="Source_20_Text"><text:s text:c="4"/>void start();</text:span></text:p>
      <text:p text:style-name="P8"><text:span text:style-name="Source_20_Text"><text:s text:c="4"/>void accelerate();</text:span></text:p>
      <text:p text:style-name="P8"><text:span text:style-name="Source_20_Text"><text:s text:c="4"/>void stop();</text:span></text:p>
      <text:p text:style-name="P8"><text:span text:style-name="Source_20_Text">}</text:span></text:p>
      <text:p text:style-name="P8"/>
      <text:p text:style-name="P8"><text:span text:style-name="Source_20_Text">// Concrete state classes</text:span></text:p>
      <text:p text:style-name="P8"><text:span text:style-name="Source_20_Text">class StoppedState implements MotorState {</text:span></text:p>
      <text:p text:style-name="P8"><text:span text:style-name="Source_20_Text"><text:s text:c="4"/>@Override</text:span></text:p>
      <text:p text:style-name="P8"><text:span text:style-name="Source_20_Text"><text:s text:c="4"/>public void start() {</text:span></text:p>
      <text:p text:style-name="P8"><text:span text:style-name="Source_20_Text"><text:s text:c="8"/>System.out.println("Starting motor...");</text:span></text:p>
      <text:p text:style-name="P8"><text:span text:style-name="Source_20_Text"><text:s text:c="4"/>}</text:span></text:p>
      <text:p text:style-name="P8"/>
      <text:p text:style-name="P8"><text:span text:style-name="Source_20_Text"><text:s text:c="4"/>@Override</text:span></text:p>
      <text:p text:style-name="P8"><text:span text:style-name="Source_20_Text"><text:s text:c="4"/>public void accelerate() {</text:span></text:p>
      <text:p text:style-name="P8"><text:span text:style-name="Source_20_Text"><text:s text:c="8"/>System.out.println("Motor must be started first.");</text:span></text:p>
      <text:p text:style-name="P8"><text:span text:style-name="Source_20_Text"><text:s text:c="4"/>}</text:span></text:p>
      <text:p text:style-name="P8"/>
      <text:p text:style-name="P8"><text:span text:style-name="Source_20_Text"><text:s text:c="4"/>@Override</text:span></text:p>
      <text:p text:style-name="P8"><text:span text:style-name="Source_20_Text"><text:s text:c="4"/>public void stop() {</text:span></text:p>
      <text:p text:style-name="P8"><text:span text:style-name="Source_20_Text"><text:s text:c="8"/>System.out.println("Motor is already stopped.");</text:span></text:p>
      <text:p text:style-name="P8"><text:span text:style-name="Source_20_Text"><text:s text:c="4"/>}</text:span></text:p>
      <text:p text:style-name="P8"><text:span text:style-name="Source_20_Text">}</text:span></text:p>
      <text:p text:style-name="P8"/>
      <text:p text:style-name="P8"><text:span text:style-name="Source_20_Text">class StartedState implements MotorState {</text:span></text:p>
      <text:p text:style-name="P8"><text:span text:style-name="Source_20_Text"><text:s text:c="4"/>@Override</text:span></text:p>
      <text:p text:style-name="P8"><text:span text:style-name="Source_20_Text"><text:s text:c="4"/>public void start() {</text:span></text:p>
      <text:p text:style-name="P8"><text:span text:style-name="Source_20_Text"><text:s text:c="8"/>System.out.println("Motor is already started.");</text:span></text:p>
      <text:p text:style-name="P8"><text:span text:style-name="Source_20_Text"><text:s text:c="4"/>}</text:span></text:p>
      <text:p text:style-name="P8"/>
      <text:p text:style-name="P8"><text:span text:style-name="Source_20_Text"><text:s text:c="4"/>@Override</text:span></text:p>
      <text:p text:style-name="P8"><text:span text:style-name="Source_20_Text"><text:s text:c="4"/>public void accelerate() {</text:span></text:p>
      <text:p text:style-name="P8"><text:span text:style-name="Source_20_Text"><text:s text:c="8"/>System.out.println("Accelerating motor...");</text:span></text:p>
      <text:p text:style-name="P8"><text:span text:style-name="Source_20_Text"><text:s text:c="4"/>}</text:span></text:p>
      <text:p text:style-name="P8"/>
      <text:p text:style-name="P8"><text:span text:style-name="Source_20_Text"><text:s text:c="4"/>@Override</text:span></text:p>
      <text:p text:style-name="P8"><text:span text:style-name="Source_20_Text"><text:s text:c="4"/>public void stop() {</text:span></text:p>
      <text:p text:style-name="P8"><text:span text:style-name="Source_20_Text"><text:s text:c="8"/>System.out.println("Stopping motor...");</text:span></text:p>
      <text:p text:style-name="P8"><text:span text:style-name="Source_20_Text"><text:s text:c="4"/>}</text:span></text:p>
      <text:p text:style-name="P8"><text:span text:style-name="Source_20_Text">}</text:span></text:p>
      <text:p text:style-name="P8"/>
      <text:p text:style-name="P8"><text:span text:style-name="Source_20_Text">class RunningState implements MotorState {</text:span></text:p>
      <text:p text:style-name="P8"><text:span text:style-name="Source_20_Text"><text:s text:c="4"/>@Override</text:span></text:p>
      <text:p text:style-name="P8"><text:span text:style-name="Source_20_Text"><text:s text:c="4"/>public void start() {</text:span></text:p>
      <text:p text:style-name="P8"><text:span text:style-name="Source_20_Text"><text:s text:c="8"/>System.out.println("Motor is already started.");</text:span></text:p>
      <text:p text:style-name="P8"><text:span text:style-name="Source_20_Text"><text:s text:c="4"/>}</text:span></text:p>
      <text:p text:style-name="P8"><text:soft-page-break/></text:p>
      <text:p text:style-name="P8"><text:span text:style-name="Source_20_Text"><text:s text:c="4"/>@Override</text:span></text:p>
      <text:p text:style-name="P8"><text:span text:style-name="Source_20_Text"><text:s text:c="4"/>public void accelerate() {</text:span></text:p>
      <text:p text:style-name="P8"><text:span text:style-name="Source_20_Text"><text:s text:c="8"/>System.out.println("Motor is already running at full speed.");</text:span></text:p>
      <text:p text:style-name="P8"><text:span text:style-name="Source_20_Text"><text:s text:c="4"/>}</text:span></text:p>
      <text:p text:style-name="P8"/>
      <text:p text:style-name="P8"><text:span text:style-name="Source_20_Text"><text:s text:c="4"/>@Override</text:span></text:p>
      <text:p text:style-name="P8"><text:span text:style-name="Source_20_Text"><text:s text:c="4"/>public void stop() {</text:span></text:p>
      <text:p text:style-name="P8"><text:span text:style-name="Source_20_Text"><text:s text:c="8"/>System.out.println("Stopping motor...");</text:span></text:p>
      <text:p text:style-name="P8"><text:span text:style-name="Source_20_Text"><text:s text:c="4"/>}</text:span></text:p>
      <text:p text:style-name="P8"><text:span text:style-name="Source_20_Text">}</text:span></text:p>
      <text:p text:style-name="P8"/>
      <text:p text:style-name="P8"><text:span text:style-name="Source_20_Text">// Context class</text:span></text:p>
      <text:p text:style-name="P8"><text:span text:style-name="Source_20_Text">public class ElectricMotor {</text:span></text:p>
      <text:p text:style-name="P8"><text:span text:style-name="Source_20_Text"><text:s text:c="4"/>private MotorState state;</text:span></text:p>
      <text:p text:style-name="P8"/>
      <text:p text:style-name="P8"><text:span text:style-name="Source_20_Text"><text:s text:c="4"/>public ElectricMotor() {</text:span></text:p>
      <text:p text:style-name="P8"><text:span text:style-name="Source_20_Text"><text:s text:c="8"/>state = new StoppedState();</text:span></text:p>
      <text:p text:style-name="P8"><text:span text:style-name="Source_20_Text"><text:s text:c="4"/>}</text:span></text:p>
      <text:p text:style-name="P8"/>
      <text:p text:style-name="P8"><text:span text:style-name="Source_20_Text"><text:s text:c="4"/>public void setState(MotorState state) {</text:span></text:p>
      <text:p text:style-name="P8"><text:span text:style-name="Source_20_Text"><text:s text:c="8"/>this.state = state;</text:span></text:p>
      <text:p text:style-name="P8"><text:span text:style-name="Source_20_Text"><text:s text:c="4"/>}</text:span></text:p>
      <text:p text:style-name="P8"/>
      <text:p text:style-name="P8"><text:span text:style-name="Source_20_Text"><text:s text:c="4"/>public void start() {</text:span></text:p>
      <text:p text:style-name="P8"><text:span text:style-name="Source_20_Text"><text:s text:c="8"/>state.start();</text:span></text:p>
      <text:p text:style-name="P8"><text:span text:style-name="Source_20_Text"><text:s text:c="8"/>if (state instanceof StoppedState)</text:span></text:p>
      <text:p text:style-name="P8"><text:span text:style-name="Source_20_Text"><text:s text:c="12"/>setState(new StartedState());</text:span></text:p>
      <text:p text:style-name="P8"><text:span text:style-name="Source_20_Text"><text:s text:c="4"/>}</text:span></text:p>
      <text:p text:style-name="P8"/>
      <text:p text:style-name="P8"><text:span text:style-name="Source_20_Text"><text:s text:c="4"/>public void accelerate() {</text:span></text:p>
      <text:p text:style-name="P8"><text:span text:style-name="Source_20_Text"><text:s text:c="8"/>state.accelerate();</text:span></text:p>
      <text:p text:style-name="P8"><text:span text:style-name="Source_20_Text"><text:s text:c="8"/>if (state instanceof StartedState)</text:span></text:p>
      <text:p text:style-name="P8"><text:span text:style-name="Source_20_Text"><text:s text:c="12"/>setState(new RunningState());</text:span></text:p>
      <text:p text:style-name="P8"><text:span text:style-name="Source_20_Text"><text:s text:c="4"/>}</text:span></text:p>
      <text:p text:style-name="P8"/>
      <text:p text:style-name="P8"><text:span text:style-name="Source_20_Text"><text:s text:c="4"/>public void stop() {</text:span></text:p>
      <text:p text:style-name="P8"><text:span text:style-name="Source_20_Text"><text:s text:c="8"/>state.stop();</text:span></text:p>
      <text:p text:style-name="P8"><text:span text:style-name="Source_20_Text"><text:s text:c="8"/>if (state instanceof RunningState || state instanceof StartedState)</text:span></text:p>
      <text:p text:style-name="P8"><text:span text:style-name="Source_20_Text"><text:s text:c="12"/>setState(new StoppedState());</text:span></text:p>
      <text:p text:style-name="P8"><text:span text:style-name="Source_20_Text"><text:s text:c="4"/>}</text:span></text:p>
      <text:p text:style-name="P6"><text:span text:style-name="Source_20_Text">}</text:span></text:p>
      <text:p text:style-name="P1"><text:span text:style-name="Strong_20_Emphasis">Explicación de los Principios SOLID Violados:</text:span></text:p>
      <text:list xml:id="list5542561660108604817" text:style-name="L2">
        <text:list-item>
          <text:p text:style-name="P3"><text:span text:style-name="Strong_20_Emphasis">S - Principio de Responsabilidad Única (Single Responsibility Principle):</text:span> En el código original, la clase <text:span text:style-name="Source_20_Text">ElectricMotor</text:span> tiene múltiples responsabilidades: controlar el estado del motor y manejar las acciones relacionadas con el motor. En la refactorización con el patrón State, cada clase de estado tiene una sola responsabilidad, lo que cumple con este principio.</text:p>
        </text:list-item>
        <text:list-item>
          <text:p text:style-name="P3"><text:span text:style-name="Strong_20_Emphasis">O - Principio de Abierto/Cerrado (Open/Closed Principle):</text:span> En el código original, agregar un nuevo estado del motor requeriría modificar las funciones existentes en la clase <text:span text:style-name="Source_20_Text">ElectricMotor</text:span>. En la refactorización con el patrón State, podemos agregar nuevos estados sin modificar el código existente en la clase <text:span text:style-name="Source_20_Text">ElectricMotor</text:span>, cumpliendo así con el principio de OCP.</text:p>
        </text:list-item>
      </text:list>
      <text:p text:style-name="P1">El patrón State permite una mejor modularidad, mantenibilidad y extensibilidad del código, al tiempo <text:soft-page-break/>que garantiza que cada estado tenga su propia lógica encapsulada. Otros patrones similares incluyen el patrón Strategy y el patrón Stateful Object. Aunque comparten similitudes en la encapsulación de comportamientos específicos en objetos separados, difieren en la forma en que manejan la transición entre estados y el almacenamiento del estado actual. El patrón State es más adecuado cuando el comportamiento de un objeto varía significativamente en función de su estado interno, como en este caso del motor eléctrico.</text:p>
      <text:p text:style-name="P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oft-page-break/>****************************************************************************************************************************************************************************************************************************************************************************************************************************************</text:p>
      <text:p text:style-name="P1">Claro, vamos a refactorizar el ejemplo utilizando Spring Boot para aprovechar sus características, como la inyección de dependencias y la gestión de componentes.</text:p>
      <text:p text:style-name="P1">Primero, necesitaremos configurar nuestro proyecto con Spring Boot. Puedes hacerlo creando un proyecto Spring Boot en tu IDE preferido o utilizando herramientas como Spring Initializr.</text:p>
      <text:p text:style-name="P1">A continuación, refactorizaremos el ejemplo del motor eléctrico para que utilice Spring Boot y la inyección de dependencias:</text:p>
      <text:p text:style-name="P1"><text:span text:style-name="Strong_20_Emphasis">1. Configuración del proyecto:</text:span></text:p>
      <text:p text:style-name="P7">java</text:p>
      <text:p text:style-name="P7">Copiar código</text:p>
      <text:p text:style-name="P8"><text:span text:style-name="Source_20_Text">import org.springframework.boot.SpringApplication;</text:span></text:p>
      <text:p text:style-name="P8"><text:span text:style-name="Source_20_Text">import org.springframework.boot.autoconfigure.SpringBootApplication;</text:span></text:p>
      <text:p text:style-name="P8"/>
      <text:p text:style-name="P8"><text:span text:style-name="Source_20_Text">@SpringBootApplication</text:span></text:p>
      <text:p text:style-name="P8"><text:span text:style-name="Source_20_Text">public class ElectricMotorApplication {</text:span></text:p>
      <text:p text:style-name="P8"/>
      <text:p text:style-name="P8"><text:span text:style-name="Source_20_Text"><text:s text:c="4"/>public static void main(String[] args) {</text:span></text:p>
      <text:p text:style-name="P8"><text:span text:style-name="Source_20_Text"><text:s text:c="8"/>SpringApplication.run(ElectricMotorApplication.class, args);</text:span></text:p>
      <text:p text:style-name="P8"><text:span text:style-name="Source_20_Text"><text:s text:c="4"/>}</text:span></text:p>
      <text:p text:style-name="P6"><text:span text:style-name="Source_20_Text">}</text:span></text:p>
      <text:p text:style-name="P1"><text:span text:style-name="Strong_20_Emphasis">2. Creación de las clases de estado del motor:</text:span></text:p>
      <text:p text:style-name="P7">java</text:p>
      <text:p text:style-name="P7">Copiar código</text:p>
      <text:p text:style-name="P8"><text:span text:style-name="Source_20_Text">public interface MotorState {</text:span></text:p>
      <text:p text:style-name="P8"><text:span text:style-name="Source_20_Text"><text:s text:c="4"/>void start();</text:span></text:p>
      <text:p text:style-name="P8"><text:span text:style-name="Source_20_Text"><text:s text:c="4"/>void accelerate();</text:span></text:p>
      <text:p text:style-name="P8"><text:span text:style-name="Source_20_Text"><text:s text:c="4"/>void stop();</text:span></text:p>
      <text:p text:style-name="P8"><text:span text:style-name="Source_20_Text">}</text:span></text:p>
      <text:p text:style-name="P8"/>
      <text:p text:style-name="P8"><text:span text:style-name="Source_20_Text">@Component</text:span></text:p>
      <text:p text:style-name="P8"><text:span text:style-name="Source_20_Text">public class StoppedState implements MotorState {</text:span></text:p>
      <text:p text:style-name="P8"><text:span text:style-name="Source_20_Text"><text:s text:c="4"/>@Override</text:span></text:p>
      <text:p text:style-name="P8"><text:span text:style-name="Source_20_Text"><text:s text:c="4"/>public void start() {</text:span></text:p>
      <text:p text:style-name="P8"><text:span text:style-name="Source_20_Text"><text:s text:c="8"/>System.out.println("Starting motor...");</text:span></text:p>
      <text:p text:style-name="P8"><text:span text:style-name="Source_20_Text"><text:s text:c="4"/>}</text:span></text:p>
      <text:p text:style-name="P8"/>
      <text:p text:style-name="P8"><text:span text:style-name="Source_20_Text"><text:s text:c="4"/>@Override</text:span></text:p>
      <text:p text:style-name="P8"><text:span text:style-name="Source_20_Text"><text:s text:c="4"/>public void accelerate() {</text:span></text:p>
      <text:p text:style-name="P8"><text:span text:style-name="Source_20_Text"><text:s text:c="8"/>System.out.println("Motor must be started first.");</text:span></text:p>
      <text:p text:style-name="P8"><text:span text:style-name="Source_20_Text"><text:s text:c="4"/>}</text:span></text:p>
      <text:p text:style-name="P8"/>
      <text:p text:style-name="P8"><text:span text:style-name="Source_20_Text"><text:s text:c="4"/>@Override</text:span></text:p>
      <text:p text:style-name="P8"><text:span text:style-name="Source_20_Text"><text:s text:c="4"/>public void stop() {</text:span></text:p>
      <text:p text:style-name="P8"><text:span text:style-name="Source_20_Text"><text:s text:c="8"/>System.out.println("Motor is already stopped.");</text:span></text:p>
      <text:p text:style-name="P8"><text:span text:style-name="Source_20_Text"><text:s text:c="4"/>}</text:span></text:p>
      <text:p text:style-name="P8"><text:span text:style-name="Source_20_Text">}</text:span></text:p>
      <text:p text:style-name="P8"/>
      <text:p text:style-name="P8"><text:span text:style-name="Source_20_Text">@Component</text:span></text:p>
      <text:p text:style-name="P8"><text:span text:style-name="Source_20_Text">public class StartedState implements MotorState {</text:span></text:p>
      <text:p text:style-name="P8"><text:soft-page-break/><text:span text:style-name="Source_20_Text"><text:s text:c="4"/>@Override</text:span></text:p>
      <text:p text:style-name="P8"><text:span text:style-name="Source_20_Text"><text:s text:c="4"/>public void start() {</text:span></text:p>
      <text:p text:style-name="P8"><text:span text:style-name="Source_20_Text"><text:s text:c="8"/>System.out.println("Motor is already started.");</text:span></text:p>
      <text:p text:style-name="P8"><text:span text:style-name="Source_20_Text"><text:s text:c="4"/>}</text:span></text:p>
      <text:p text:style-name="P8"/>
      <text:p text:style-name="P8"><text:span text:style-name="Source_20_Text"><text:s text:c="4"/>@Override</text:span></text:p>
      <text:p text:style-name="P8"><text:span text:style-name="Source_20_Text"><text:s text:c="4"/>public void accelerate() {</text:span></text:p>
      <text:p text:style-name="P8"><text:span text:style-name="Source_20_Text"><text:s text:c="8"/>System.out.println("Accelerating motor...");</text:span></text:p>
      <text:p text:style-name="P8"><text:span text:style-name="Source_20_Text"><text:s text:c="4"/>}</text:span></text:p>
      <text:p text:style-name="P8"/>
      <text:p text:style-name="P8"><text:span text:style-name="Source_20_Text"><text:s text:c="4"/>@Override</text:span></text:p>
      <text:p text:style-name="P8"><text:span text:style-name="Source_20_Text"><text:s text:c="4"/>public void stop() {</text:span></text:p>
      <text:p text:style-name="P8"><text:span text:style-name="Source_20_Text"><text:s text:c="8"/>System.out.println("Stopping motor...");</text:span></text:p>
      <text:p text:style-name="P8"><text:span text:style-name="Source_20_Text"><text:s text:c="4"/>}</text:span></text:p>
      <text:p text:style-name="P8"><text:span text:style-name="Source_20_Text">}</text:span></text:p>
      <text:p text:style-name="P8"/>
      <text:p text:style-name="P8"><text:span text:style-name="Source_20_Text">@Component</text:span></text:p>
      <text:p text:style-name="P8"><text:span text:style-name="Source_20_Text">public class RunningState implements MotorState {</text:span></text:p>
      <text:p text:style-name="P8"><text:span text:style-name="Source_20_Text"><text:s text:c="4"/>@Override</text:span></text:p>
      <text:p text:style-name="P8"><text:span text:style-name="Source_20_Text"><text:s text:c="4"/>public void start() {</text:span></text:p>
      <text:p text:style-name="P8"><text:span text:style-name="Source_20_Text"><text:s text:c="8"/>System.out.println("Motor is already started.");</text:span></text:p>
      <text:p text:style-name="P8"><text:span text:style-name="Source_20_Text"><text:s text:c="4"/>}</text:span></text:p>
      <text:p text:style-name="P8"/>
      <text:p text:style-name="P8"><text:span text:style-name="Source_20_Text"><text:s text:c="4"/>@Override</text:span></text:p>
      <text:p text:style-name="P8"><text:span text:style-name="Source_20_Text"><text:s text:c="4"/>public void accelerate() {</text:span></text:p>
      <text:p text:style-name="P8"><text:span text:style-name="Source_20_Text"><text:s text:c="8"/>System.out.println("Motor is already running at full speed.");</text:span></text:p>
      <text:p text:style-name="P8"><text:span text:style-name="Source_20_Text"><text:s text:c="4"/>}</text:span></text:p>
      <text:p text:style-name="P8"/>
      <text:p text:style-name="P8"><text:span text:style-name="Source_20_Text"><text:s text:c="4"/>@Override</text:span></text:p>
      <text:p text:style-name="P8"><text:span text:style-name="Source_20_Text"><text:s text:c="4"/>public void stop() {</text:span></text:p>
      <text:p text:style-name="P8"><text:span text:style-name="Source_20_Text"><text:s text:c="8"/>System.out.println("Stopping motor...");</text:span></text:p>
      <text:p text:style-name="P8"><text:span text:style-name="Source_20_Text"><text:s text:c="4"/>}</text:span></text:p>
      <text:p text:style-name="P6"><text:span text:style-name="Source_20_Text">}</text:span></text:p>
      <text:p text:style-name="P1"><text:span text:style-name="Strong_20_Emphasis">3. Clase ElectricMotor que utiliza la inyección de dependencias:</text:span></text:p>
      <text:p text:style-name="P7">java</text:p>
      <text:p text:style-name="P7">Copiar código</text:p>
      <text:p text:style-name="P8"><text:span text:style-name="Source_20_Text">@Component</text:span></text:p>
      <text:p text:style-name="P8"><text:span text:style-name="Source_20_Text">public class ElectricMotor {</text:span></text:p>
      <text:p text:style-name="P8"><text:span text:style-name="Source_20_Text"><text:s text:c="4"/>private MotorState state;</text:span></text:p>
      <text:p text:style-name="P8"/>
      <text:p text:style-name="P8"><text:span text:style-name="Source_20_Text"><text:s text:c="4"/>@Autowired</text:span></text:p>
      <text:p text:style-name="P8"><text:span text:style-name="Source_20_Text"><text:s text:c="4"/>public ElectricMotor(MotorState state) {</text:span></text:p>
      <text:p text:style-name="P8"><text:span text:style-name="Source_20_Text"><text:s text:c="8"/>this.state = state;</text:span></text:p>
      <text:p text:style-name="P8"><text:span text:style-name="Source_20_Text"><text:s text:c="4"/>}</text:span></text:p>
      <text:p text:style-name="P8"/>
      <text:p text:style-name="P8"><text:span text:style-name="Source_20_Text"><text:s text:c="4"/>public void setState(MotorState state) {</text:span></text:p>
      <text:p text:style-name="P8"><text:span text:style-name="Source_20_Text"><text:s text:c="8"/>this.state = state;</text:span></text:p>
      <text:p text:style-name="P8"><text:span text:style-name="Source_20_Text"><text:s text:c="4"/>}</text:span></text:p>
      <text:p text:style-name="P8"/>
      <text:p text:style-name="P8"><text:span text:style-name="Source_20_Text"><text:s text:c="4"/>public void start() {</text:span></text:p>
      <text:p text:style-name="P8"><text:span text:style-name="Source_20_Text"><text:s text:c="8"/>state.start();</text:span></text:p>
      <text:p text:style-name="P8"><text:span text:style-name="Source_20_Text"><text:s text:c="8"/>if (state instanceof StoppedState)</text:span></text:p>
      <text:p text:style-name="P8"><text:span text:style-name="Source_20_Text"><text:s text:c="12"/>setState(new StartedState());</text:span></text:p>
      <text:p text:style-name="P8"><text:span text:style-name="Source_20_Text"><text:s text:c="4"/>}</text:span></text:p>
      <text:p text:style-name="P8"/>
      <text:p text:style-name="P8"><text:span text:style-name="Source_20_Text"><text:s text:c="4"/>public void accelerate() {</text:span></text:p>
      <text:p text:style-name="P8"><text:span text:style-name="Source_20_Text"><text:s text:c="8"/>state.accelerate();</text:span></text:p>
      <text:p text:style-name="P8"><text:soft-page-break/><text:span text:style-name="Source_20_Text"><text:s text:c="8"/>if (state instanceof StartedState)</text:span></text:p>
      <text:p text:style-name="P8"><text:span text:style-name="Source_20_Text"><text:s text:c="12"/>setState(new RunningState());</text:span></text:p>
      <text:p text:style-name="P8"><text:span text:style-name="Source_20_Text"><text:s text:c="4"/>}</text:span></text:p>
      <text:p text:style-name="P8"/>
      <text:p text:style-name="P8"><text:span text:style-name="Source_20_Text"><text:s text:c="4"/>public void stop() {</text:span></text:p>
      <text:p text:style-name="P8"><text:span text:style-name="Source_20_Text"><text:s text:c="8"/>state.stop();</text:span></text:p>
      <text:p text:style-name="P8"><text:span text:style-name="Source_20_Text"><text:s text:c="8"/>if (state instanceof RunningState || state instanceof StartedState)</text:span></text:p>
      <text:p text:style-name="P8"><text:span text:style-name="Source_20_Text"><text:s text:c="12"/>setState(new StoppedState());</text:span></text:p>
      <text:p text:style-name="P8"><text:span text:style-name="Source_20_Text"><text:s text:c="4"/>}</text:span></text:p>
      <text:p text:style-name="P6"><text:span text:style-name="Source_20_Text">}</text:span></text:p>
      <text:p text:style-name="P1">Con esta refactorización, hemos aprovechado las capacidades de Spring Boot, como la inyección de dependencias a través de la anotación <text:span text:style-name="Source_20_Text">@Autowired</text:span> y la gestión de componentes a través de la anotación <text:span text:style-name="Source_20_Text">@Component</text:span>. Esto hace que nuestro código sea más modular y fácil de mantener. Además, ahora podemos agregar nuevos estados al motor simplemente creando nuevas clases de estado y registrándolas como componentes de Spring.</text:p>
      <text:p text:style-name="P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oft-page-break/>******************************************************************************************************************************************************************************************************************</text:p>
      <text:p text:style-name="P1">Claro, refactoricemos el ejemplo utilizando programación funcional y aprovechando sus ventajas, como la composición de funciones y la inmutabilidad de datos.</text:p>
      <text:p text:style-name="P1"><text:span text:style-name="Strong_20_Emphasis">1. Definición de las funciones de estado del motor:</text:span></text:p>
      <text:p text:style-name="P7">java</text:p>
      <text:p text:style-name="P7">Copiar código</text:p>
      <text:p text:style-name="P8"><text:span text:style-name="Source_20_Text">import java.util.function.Consumer;</text:span></text:p>
      <text:p text:style-name="P8"/>
      <text:p text:style-name="P8"><text:span text:style-name="Source_20_Text">public class MotorStateFunctions {</text:span></text:p>
      <text:p text:style-name="P8"/>
      <text:p text:style-name="P8"><text:span text:style-name="Source_20_Text"><text:s text:c="4"/>public static final Consumer&lt;String&gt; START = message -&gt; System.out.println("Starting motor... " + message);</text:span></text:p>
      <text:p text:style-name="P8"><text:span text:style-name="Source_20_Text"><text:s text:c="4"/>public static final Consumer&lt;String&gt; ACCELERATE = message -&gt; System.out.println("Accelerating motor... " + message);</text:span></text:p>
      <text:p text:style-name="P8"><text:span text:style-name="Source_20_Text"><text:s text:c="4"/>public static final Consumer&lt;String&gt; STOP = message -&gt; System.out.println("Stopping motor... " + message);</text:span></text:p>
      <text:p text:style-name="P8"/>
      <text:p text:style-name="P8"><text:span text:style-name="Source_20_Text"><text:s text:c="4"/>public static final Consumer&lt;String&gt; DO_NOTHING = message -&gt; System.out.println("Motor is already in this state. " + message);</text:span></text:p>
      <text:p text:style-name="P8"/>
      <text:p text:style-name="P8"><text:span text:style-name="Source_20_Text"><text:s text:c="4"/>public static final Consumer&lt;String&gt; STARTED = DO_NOTHING.andThen(START);</text:span></text:p>
      <text:p text:style-name="P8"><text:span text:style-name="Source_20_Text"><text:s text:c="4"/>public static final Consumer&lt;String&gt; RUNNING = DO_NOTHING.andThen(ACCELERATE);</text:span></text:p>
      <text:p text:style-name="P8"><text:span text:style-name="Source_20_Text"><text:s text:c="4"/>public static final Consumer&lt;String&gt; STOPPED = DO_NOTHING.andThen(STOP);</text:span></text:p>
      <text:p text:style-name="P6"><text:span text:style-name="Source_20_Text">}</text:span></text:p>
      <text:p text:style-name="P1"><text:span text:style-name="Strong_20_Emphasis">2. Clase ElectricMotor que utiliza las funciones de estado:</text:span></text:p>
      <text:p text:style-name="P7">java</text:p>
      <text:p text:style-name="P7">Copiar código</text:p>
      <text:p text:style-name="P8"><text:span text:style-name="Source_20_Text">import java.util.function.Consumer;</text:span></text:p>
      <text:p text:style-name="P8"/>
      <text:p text:style-name="P8"><text:span text:style-name="Source_20_Text">public class ElectricMotor {</text:span></text:p>
      <text:p text:style-name="P8"><text:span text:style-name="Source_20_Text"><text:s text:c="4"/>private Consumer&lt;String&gt; state;</text:span></text:p>
      <text:p text:style-name="P8"/>
      <text:p text:style-name="P8"><text:span text:style-name="Source_20_Text"><text:s text:c="4"/>public ElectricMotor(Consumer&lt;String&gt; state) {</text:span></text:p>
      <text:p text:style-name="P8"><text:span text:style-name="Source_20_Text"><text:s text:c="8"/>this.state = state;</text:span></text:p>
      <text:p text:style-name="P8"><text:span text:style-name="Source_20_Text"><text:s text:c="4"/>}</text:span></text:p>
      <text:p text:style-name="P8"/>
      <text:p text:style-name="P8"><text:span text:style-name="Source_20_Text"><text:s text:c="4"/>public void setState(Consumer&lt;String&gt; state) {</text:span></text:p>
      <text:p text:style-name="P8"><text:span text:style-name="Source_20_Text"><text:s text:c="8"/>this.state = state;</text:span></text:p>
      <text:p text:style-name="P8"><text:span text:style-name="Source_20_Text"><text:s text:c="4"/>}</text:span></text:p>
      <text:p text:style-name="P8"/>
      <text:p text:style-name="P8"><text:span text:style-name="Source_20_Text"><text:s text:c="4"/>public void start() {</text:span></text:p>
      <text:p text:style-name="P8"><text:span text:style-name="Source_20_Text"><text:s text:c="8"/>state.accept("Motor is already started.");</text:span></text:p>
      <text:p text:style-name="P8"><text:span text:style-name="Source_20_Text"><text:s text:c="8"/>state = MotorStateFunctions.STARTED;</text:span></text:p>
      <text:p text:style-name="P8"><text:span text:style-name="Source_20_Text"><text:s text:c="4"/>}</text:span></text:p>
      <text:p text:style-name="P8"/>
      <text:p text:style-name="P8"><text:span text:style-name="Source_20_Text"><text:s text:c="4"/>public void accelerate() {</text:span></text:p>
      <text:p text:style-name="P8"><text:span text:style-name="Source_20_Text"><text:s text:c="8"/>state.accept("Motor must be started first.");</text:span></text:p>
      <text:p text:style-name="P8"><text:span text:style-name="Source_20_Text"><text:s text:c="8"/>state = MotorStateFunctions.RUNNING;</text:span></text:p>
      <text:p text:style-name="P8"><text:span text:style-name="Source_20_Text"><text:s text:c="4"/>}</text:span></text:p>
      <text:p text:style-name="P8"/>
      <text:p text:style-name="P8"><text:span text:style-name="Source_20_Text"><text:s text:c="4"/>public void stop() {</text:span></text:p>
      <text:p text:style-name="P8"><text:span text:style-name="Source_20_Text"><text:s text:c="8"/>state.accept("Motor is not running.");</text:span></text:p>
      <text:p text:style-name="P8"><text:soft-page-break/><text:span text:style-name="Source_20_Text"><text:s text:c="8"/>state = MotorStateFunctions.STOPPED;</text:span></text:p>
      <text:p text:style-name="P8"><text:span text:style-name="Source_20_Text"><text:s text:c="4"/>}</text:span></text:p>
      <text:p text:style-name="P6"><text:span text:style-name="Source_20_Text">}</text:span></text:p>
      <text:p text:style-name="P1"><text:span text:style-name="Strong_20_Emphasis">3. Ejemplo de uso:</text:span></text:p>
      <text:p text:style-name="P7">java</text:p>
      <text:p text:style-name="P7">Copiar código</text:p>
      <text:p text:style-name="P8"><text:span text:style-name="Source_20_Text">public class Main {</text:span></text:p>
      <text:p text:style-name="P8"><text:span text:style-name="Source_20_Text"><text:s text:c="4"/>public static void main(String[] args) {</text:span></text:p>
      <text:p text:style-name="P8"><text:span text:style-name="Source_20_Text"><text:s text:c="8"/>ElectricMotor motor = new ElectricMotor(MotorStateFunctions.STOPPED);</text:span></text:p>
      <text:p text:style-name="P8"/>
      <text:p text:style-name="P8"><text:span text:style-name="Source_20_Text"><text:s text:c="8"/>motor.start(); // Output: Starting motor...</text:span></text:p>
      <text:p text:style-name="P8"><text:span text:style-name="Source_20_Text"><text:s text:c="8"/>motor.accelerate(); // Output: Motor must be started first.</text:span></text:p>
      <text:p text:style-name="P8"><text:span text:style-name="Source_20_Text"><text:s text:c="8"/>motor.start(); // Output: Motor is already started.</text:span></text:p>
      <text:p text:style-name="P8"><text:span text:style-name="Source_20_Text"><text:s text:c="8"/>motor.accelerate(); // Output: Accelerating motor...</text:span></text:p>
      <text:p text:style-name="P8"><text:span text:style-name="Source_20_Text"><text:s text:c="8"/>motor.stop(); // Output: Stopping motor...</text:span></text:p>
      <text:p text:style-name="P8"><text:span text:style-name="Source_20_Text"><text:s text:c="4"/>}</text:span></text:p>
      <text:p text:style-name="P6"><text:span text:style-name="Source_20_Text">}</text:span></text:p>
      <text:p text:style-name="P1">Con esta refactorización, hemos utilizado funciones como representación de los diferentes estados del motor. Cada función de estado es una función de alto orden (higher-order function) que acepta un mensaje y realiza una acción específica. Esto nos permite componer fácilmente diferentes comportamientos y cambiar el estado del motor de manera limpia y concisa. Además, al usar funciones, estamos aprovechando la inmutabilidad de datos, lo que hace que nuestro código sea más seguro y fácil de razonar.</text:p>
      <text:p text:style-name="P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MX"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05-16T19:24:13.20</meta:creation-date>
    <dc:date>2024-05-16T19:40:55.42</dc:date>
    <meta:editing-duration>PT16M41S</meta:editing-duration>
    <meta:editing-cycles>3</meta:editing-cycles>
    <meta:generator>OpenOffice/4.1.15$Win32 OpenOffice.org_project/4115m2$Build-9813</meta:generator>
    <meta:document-statistic meta:table-count="0" meta:image-count="0" meta:object-count="0" meta:page-count="9" meta:paragraph-count="277" meta:word-count="1390" meta:character-count="11854"/>
  </office:meta>
</office:document-meta>
</file>